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6C00000356466A6BB96772EAD9.png" manifest:media-type="image/png"/>
  <manifest:file-entry manifest:full-path="Pictures/1000000000000240000001C079D592491270CE8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22cm, 0.226cm, -0.177cm, 0.68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18cm" svg:height="10.251cm" svg:x="3.5cm" svg:y="2cm">
          <draw:image xlink:href="Pictures/1000000000000240000001C079D592491270CE88.jpg" xlink:type="simple" xlink:show="embed" xlink:actuate="onLoad" draw:mime-type="image/jpeg">
            <text:p/>
          </draw:image>
        </draw:frame>
        <draw:frame draw:style-name="gr2" draw:text-style-name="P1" draw:layer="layout" svg:width="5.499cm" svg:height="1.999cm" svg:x="7cm" svg:y="3.501cm">
          <draw:image xlink:href="Pictures/100000010000076C00000356466A6BB96772EAD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04T17:48:35.072428217</meta:creation-date>
    <dc:date>2023-01-04T18:00:26.696041096</dc:date>
    <meta:editing-duration>PT1M21S</meta:editing-duration>
    <meta:editing-cycles>1</meta:editing-cycles>
    <meta:generator>LibreOffice/7.3.3.2$MacOSX_X86_64 LibreOffice_project/d1d0ea68f081ee2800a922cac8f79445e4603348</meta:generator>
    <meta:document-statistic meta:object-count="2"/>
  </office:meta>
</office:document-meta>
</file>